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8.053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8571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font-name="Liberation Sans" fo:font-size="16pt" fo:font-weight="bold" officeooo:rsid="00146d1a" officeooo:paragraph-rsid="00146d1a" style:font-name-asian="Noto Sans CJK SC" style:font-size-asian="16pt" style:font-weight-asian="bold" style:font-name-complex="Lohit Devanagari1" style:font-size-complex="16pt" style:font-weight-complex="bold"/>
    </style:style>
    <style:style style:name="P6" style:family="paragraph" style:parent-style-name="Text_20_body">
      <style:text-properties officeooo:rsid="005fbcd8" officeooo:paragraph-rsid="005fbcd8"/>
    </style:style>
    <style:style style:name="P7" style:family="paragraph" style:parent-style-name="Standard">
      <style:text-properties officeooo:rsid="00146d1a" officeooo:paragraph-rsid="00146d1a"/>
    </style:style>
    <style:style style:name="P8" style:family="paragraph" style:parent-style-name="Text_20_body">
      <style:text-properties officeooo:paragraph-rsid="005fbcd8"/>
    </style:style>
    <style:style style:name="P9" style:family="paragraph" style:parent-style-name="Contents_20_1">
      <style:paragraph-properties>
        <style:tab-stops>
          <style:tab-stop style:position="8.053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8571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5fbcd8" officeooo:paragraph-rsid="005fbcd8"/>
    </style:style>
    <style:style style:name="P13" style:family="paragraph" style:parent-style-name="Heading_20_2">
      <style:text-properties officeooo:rsid="005fbcd8" officeooo:paragraph-rsid="005fbcd8"/>
    </style:style>
    <style:style style:name="T1" style:family="text">
      <style:text-properties officeooo:rsid="005fbcd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y</text:span>-nana-docker-compose</text:p>
      <text:p text:style-name="P7"><text:a xlink:type="simple" xlink:href="https://youtu.be/SXwC9fSwct8" text:style-name="Internet_20_link" text:visited-style-name="Visited_20_Internet_20_Link">https://youtu.be/SXwC9fSwct8</text:a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9"><text:a xlink:type="simple" xlink:href="#__RefHeading___Toc89_545794784" text:style-name="Index_20_Link" text:visited-style-name="Index_20_Link">1. Preconditions<text:tab/>3</text:a></text:p>
          <text:p text:style-name="P10"><text:a xlink:type="simple" xlink:href="#__RefHeading___Toc91_545794784" text:style-name="Index_20_Link" text:visited-style-name="Index_20_Link">1.1. Docker installation<text:tab/>3</text:a></text:p>
          <text:p text:style-name="P9"><text:a xlink:type="simple" xlink:href="#__RefHeading___Toc843_3888328381" text:style-name="Index_20_Link" text:visited-style-name="Index_20_Link">2. How to run MONGO stack using Docker only<text:tab/>4</text:a></text:p>
        </text:index-body>
      </text:table-of-content>
      <text:p text:style-name="P5"/>
      <text:h text:style-name="P12" text:outline-level="1"><text:bookmark-start text:name="__RefHeading___Toc89_545794784"/>Preconditions<text:bookmark-end text:name="__RefHeading___Toc89_545794784"/></text:h>
      <text:h text:style-name="P13" text:outline-level="2"><text:bookmark-start text:name="__RefHeading___Toc91_545794784"/>Docker installation<text:bookmark-end text:name="__RefHeading___Toc91_545794784"/></text:h>
      <text:p text:style-name="P8">curl -L https://get.docker.com | sh <text:span text:style-name="T1">&amp;&amp; </text:span>sudo usermod -aG docker $USER &amp;&amp; sudo reboot</text:p>
      <text:h text:style-name="P12" text:outline-level="1"><text:bookmark-start text:name="__RefHeading___Toc843_3888328381"/>How to run MONGO stack using Docker only<text:bookmark-end text:name="__RefHeading___Toc843_3888328381"/></text:h>
      <text:p text:style-name="P6">You need to perform next steps:</text:p>
      <text:p text:style-name="P6">1. Create a new docker network</text:p>
      <text:p text:style-name="P6">2. Run MongoDB container</text:p>
      <text:p text:style-name="P6">3. Start Mongo-express container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264in" style:type="center"/>
          <style:tab-stop style:position="8.053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264in" style:type="center"/>
          <style:tab-stop style:position="8.0535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53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5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59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3189in" fo:margin-bottom="0.2453in" fo:margin-left="0.2409in" fo:margin-right="0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5:38:49.271601373</meta:creation-date>
    <dc:date>2024-05-16T11:29:32.732622279</dc:date>
    <meta:editing-duration>PT4H52M3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4" meta:paragraph-count="15" meta:word-count="71" meta:character-count="436" meta:non-whitespace-character-count="383"/>
  </office:meta>
</office:document-meta>
</file>